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Original</text:p>
          </table:table-cell>
          <table:table-cell table:style-name="ce1" office:value-type="string" calcext:value-type="string">
            <text:p>Monitored</text:p>
          </table:table-cell>
          <table:table-cell table:style-name="ce1" office:value-type="string" calcext:value-type="string">
            <text:p>Overhead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Content length</text:p>
          </table:table-cell>
          <table:table-cell office:value-type="float" office:value="697.274618821257" calcext:value-type="float">
            <text:p>697.274618821257</text:p>
          </table:table-cell>
          <table:table-cell office:value-type="float" office:value="539.078648744087" calcext:value-type="float">
            <text:p>539.078648744087</text:p>
          </table:table-cell>
          <table:table-cell table:formula="of:=100*([.B2]/[.C2]-1)" office:value-type="float" office:value="29.3456196875401" calcext:value-type="float">
            <text:p>29.3456196875401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HEAD request)</text:p>
          </table:table-cell>
          <table:table-cell office:value-type="float" office:value="705.527838839882" calcext:value-type="float">
            <text:p>705.527838839882</text:p>
          </table:table-cell>
          <table:table-cell office:value-type="float" office:value="548.943210507125" calcext:value-type="float">
            <text:p>548.943210507125</text:p>
          </table:table-cell>
          <table:table-cell table:formula="of:=100*([.B3]/[.C3]-1)" office:value-type="float" office:value="28.5247408722117" calcext:value-type="float">
            <text:p>28.5247408722117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mitted body (204 response)</text:p>
          </table:table-cell>
          <table:table-cell office:value-type="float" office:value="715.829434451523" calcext:value-type="float">
            <text:p>715.829434451523</text:p>
          </table:table-cell>
          <table:table-cell office:value-type="float" office:value="643.999005301894" calcext:value-type="float">
            <text:p>643.999005301894</text:p>
          </table:table-cell>
          <table:table-cell table:formula="of:=100*([.B4]/[.C4]-1)" office:value-type="float" office:value="11.1538105739707" calcext:value-type="float">
            <text:p>11.15381057397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mitted body (304 response)</text:p>
          </table:table-cell>
          <table:table-cell office:value-type="float" office:value="714.014988579223" calcext:value-type="float">
            <text:p>714.014988579223</text:p>
          </table:table-cell>
          <table:table-cell office:value-type="float" office:value="645.019608322788" calcext:value-type="float">
            <text:p>645.019608322788</text:p>
          </table:table-cell>
          <table:table-cell table:formula="of:=100*([.B5]/[.C5]-1)" office:value-type="float" office:value="10.6966329962961" calcext:value-type="float">
            <text:p>10.69663299629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consumed data</text:p>
          </table:table-cell>
          <table:table-cell office:value-type="float" office:value="780.391829946764" calcext:value-type="float">
            <text:p>780.391829946764</text:p>
          </table:table-cell>
          <table:table-cell office:value-type="float" office:value="369.753090452397" calcext:value-type="float">
            <text:p>369.753090452397</text:p>
          </table:table-cell>
          <table:table-cell table:formula="of:=100*([.B6]/[.C6]-1)" office:value-type="float" office:value="111.057554378233" calcext:value-type="float">
            <text:p>111.057554378233</text:p>
          </table:table-cell>
          <table:table-cell office:value-type="string" calcext:value-type="string">
            <text:p>client-sid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rite head</text:p>
          </table:table-cell>
          <table:table-cell office:value-type="float" office:value="707.867293226394" calcext:value-type="float">
            <text:p>707.867293226394</text:p>
          </table:table-cell>
          <table:table-cell office:value-type="float" office:value="453.340396799749" calcext:value-type="float">
            <text:p>453.340396799749</text:p>
          </table:table-cell>
          <table:table-cell table:formula="of:=100*([.B7]/[.C7]-1)" office:value-type="float" office:value="56.1447641161958" calcext:value-type="float">
            <text:p>56.14476411619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sponse end</text:p>
          </table:table-cell>
          <table:table-cell office:value-type="float" office:value="767.991158175961" calcext:value-type="float">
            <text:p>767.991158175961</text:p>
          </table:table-cell>
          <table:table-cell office:value-type="float" office:value="613.194226646775" calcext:value-type="float">
            <text:p>613.194226646775</text:p>
          </table:table-cell>
          <table:table-cell table:formula="of:=100*([.B8]/[.C8]-1)" office:value-type="float" office:value="25.2443556710711" calcext:value-type="float">
            <text:p>25.24435567107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lo world</text:p>
          </table:table-cell>
          <table:table-cell office:value-type="float" office:value="767.164437439638" calcext:value-type="float">
            <text:p>767.164437439638</text:p>
          </table:table-cell>
          <table:table-cell office:value-type="float" office:value="734.983700795539" calcext:value-type="float">
            <text:p>734.983700795539</text:p>
          </table:table-cell>
          <table:table-cell table:formula="of:=100*([.B9]/[.C9]-1)" office:value-type="float" office:value="4.37842861131028" calcext:value-type="float">
            <text:p>4.378428611310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ile explorer</text:p>
          </table:table-cell>
          <table:table-cell office:value-type="float" office:value="562.874054838863" calcext:value-type="float">
            <text:p>562.874054838863</text:p>
          </table:table-cell>
          <table:table-cell office:value-type="float" office:value="429.095911934048" calcext:value-type="float">
            <text:p>429.095911934048</text:p>
          </table:table-cell>
          <table:table-cell table:formula="of:=100*([.B10]/[.C10]-1)" office:value-type="float" office:value="31.1767460803441" calcext:value-type="float">
            <text:p>31.1767460803441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2">00/00/0000</text:date>, <text:time style:data-style-name="N2" text:time-value="09:18:55.5382920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9:34:58.192353327</meta:creation-date>
    <dc:date>2018-11-02T09:35:26.033402749</dc:date>
    <dc:creator>Davide Ancona</dc:creator>
    <meta:editing-duration>PT4H19M3S</meta:editing-duration>
    <meta:editing-cycles>81</meta:editing-cycles>
    <meta:generator>LibreOffice/5.3.7.2.0$Linux_X86_64 LibreOffice_project/30$Build-2</meta:generator>
    <meta:document-statistic meta:table-count="1" meta:cell-count="43" meta:object-count="0"/>
  </office:meta>
</office:document-meta>
</file>